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1c526a"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1c526a" style:font-size-asian="16pt" style:font-size-complex="16pt"/>
    </style:style>
    <style:style style:name="T1" style:family="text">
      <style:text-properties fo:color="#000000" loext:opacity="100%" style:font-name="Times New Roman" fo:font-size="14pt" fo:background-color="#ffffff" loext:char-shading-value="0" style:font-size-asian="14pt" style:font-name-complex="Times New Roman1" style:font-size-complex="14pt"/>
    </style:style>
    <style:style style:name="T2" style:family="text">
      <style:text-properties fo:color="#000000" loext:opacity="100%" style:font-name="Times New Roman" fo:background-color="#ffffff" loext:char-shading-value="0" style:font-name-complex="Times New Roman1"/>
    </style:style>
    <style:style style:name="T3"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font-style-complex="italic" style:font-weight-complex="bold"/>
    </style:style>
    <style:style style:name="T4"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XIV</text:span></text:p>
      <text:p text:style-name="P2"><text:span text:style-name="T2">В центре зала стоял невысокий стол. В гробу, который был на нем безмолвно со скрещенными на груди руками лежал Даниил Алексеевич. Мраком, горечью и болью была наполнена траурная атмосфера. Даша, одетая в черное длинное платье, прикрывая лицо полями шляпы стояла рядом с Павлом. Алехин, весь бледный растерянным и пустым взглядом смотрел в одну точку, вслушиваясь в слова Дмитрия, который произносил речь, иногда лишь поправляя бабочку на шее. Джейн и Евгений стояли недалеко от него. Закончив, он подошел к хирургу и, вытерев платком слезы, выступившие на глазах осторожно коснулся губами его лба. Поднявшись, Дмитрий еще раз посмотрел в безмолвно закрытые глаза и слился с толпой. Павел, отпустил руку Даши и медленными дрожащими шагами подошел к гробу. Едва сдерживая слезы, он посмотрел на отца. «Я столько не успел сказать тебе. Всю жизнь я ненавидел тебя, а когда мы нашли примирение пришлось прощаться. Я был плохим сыном, не знаю, мог бы ты гордиться мной, но ты точно был лучшим отцом. Я никогда не прощу себе этого. Ты спас столько человеческих жизней, а как только случилась беда, твою жизнь не спасли. Прости меня отец. Прости за все…», – тихо произнес Павел, склонившись над телом. Постояв так еще минут 10, он поцеловал его в лоб и, выпрямившись направился к Евгению. Глаза его были красными и сырыми от слез, которые скатывались, капая на черный пиджак. </text:span></text:p>
      <text:p text:style-name="P2"><text:span text:style-name="T2">–Евгений, – негромко сказал он, не поднимая головы. </text:span></text:p>
      <text:p text:style-name="P2"><text:span text:style-name="T2">–Да, Павел Даниилович, что мне для вас сделать?</text:span></text:p>
      <text:p text:style-name="P2"><text:soft-page-break/><text:span text:style-name="T2">–Прошу. Найди Александра. Позаботься о нем. И о Даше. Я… Я должен уехать. Я не хочу причинять боль близким людям тем, в чем виню себя. Мне нужно время, – сказал Павел и, отдав Евгению платок, выбежал из зала. </text:span></text:p>
      <text:p text:style-name="P2"><text:span text:style-name="T2">–Но Павел Даниилович! – крикнул тот, бросившись за ним, но, выбежав на улицу, увидел лишь удаляющуюся прочь машину. Покачав головой, он посмотрел на платок и вернулся в дом. </text:span></text:p>
      <text:p text:style-name="P2"><text:span text:style-name="T2">–Евгений, ты не видела Павла? – увидев его, спросила Даша. </text:span></text:p>
      <text:p text:style-name="P2"><text:span text:style-name="T2">–Ну… Как бы тебе сказать, – ответил он. </text:span></text:p>
      <text:p text:style-name="P2"><text:span text:style-name="T2">–Прямо говори! Я должна знать! </text:span></text:p>
      <text:p text:style-name="P2"><text:span text:style-name="T2">–Он уехал. Не спрашивай куда. Я и сам не знаю.</text:span></text:p>
      <text:p text:style-name="P2"><text:span text:style-name="T2">–Я понимаю его. Потеря отца страшно скажется на нем, но я переживаю, как бы с ним чего-нибудь не случилось. </text:span></text:p>
      <text:p text:style-name="P2"><text:span text:style-name="T2">–С ним не случится. Вопрос лишь в том, когда он вернется. </text:span></text:p>
      <text:p text:style-name="P2"><text:span text:style-name="T2">–Я позвоню ему потом.</text:span></text:p>
      <text:p text:style-name="P2"><text:span text:style-name="T2">Наступил вечер. Черная машина остановилась у дома. Евгений открыл двери перед Дашей и Джейн. Вбежав в дом, Алехина в первую очередь осмотрела все комнаты, но Павла не было. Достав телефон, она дрожащими руками набрала его номер. «Вызываемый абонент временно недоступен…» послышалось после короткого гудка. Телефон выпал из рук Даши. Слезы брызнули из глаз. Девушка медленно опустилась на пол. Подбежавшая Джейн обняла ее, Евгений опустил глаза. Павел с бокалом коньяка, не открывая сырых глаз, откинувшись на спинку кресла самолета, пытался ни о чем не думать, но мысли лишь больше донимали его. Опустилась тихая тревожная ночь, в которую никто не спал. Горе и тоска окутали каждого. Ничто </text:span><text:soft-page-break/><text:span text:style-name="T2">не нарушало тишины и лишь тихий дождь шуршал за окнами, оставляя на стеклах мелкие капли.</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20:23:12.242000000</meta:creation-date>
    <dc:date>2022-05-15T20:23:33.996000000</dc:date>
    <meta:editing-duration>PT22S</meta:editing-duration>
    <meta:editing-cycles>1</meta:editing-cycles>
    <meta:document-statistic meta:table-count="0" meta:image-count="0" meta:object-count="0" meta:page-count="3" meta:paragraph-count="14" meta:word-count="483" meta:character-count="2995" meta:non-whitespace-character-count="2511"/>
    <meta:generator>LibreOffice/7.2.2.2$Windows_X86_64 LibreOffice_project/02b2acce88a210515b4a5bb2e46cbfb63fe97d56</meta:generator>
  </office:meta>
</office:document-meta>
</file>